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askerville" svg:font-family="Baskerville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Times New Roman" fo:font-size="12pt" style:font-size-asian="12pt"/>
    </style:style>
    <style:style style:name="T2" style:family="text">
      <style:text-properties fo:color="#000000" style:font-name="Times New Roman" fo:font-size="12pt" fo:font-weight="bold" style:font-size-asian="12pt" style:font-weight-asian="bold"/>
    </style:style>
    <style:style style:name="T3" style:family="text">
      <style:text-properties fo:color="#000000" style:font-name="Times New Roman" fo:font-size="12pt" fo:font-style="italic" style:font-size-asian="12pt" style:font-style-asian="italic"/>
    </style:style>
    <style:style style:name="T4" style:family="text">
      <style:text-properties fo:color="#000000" style:font-name="Times New Roman" fo:font-size="12pt" fo:font-style="italic" fo:font-weight="normal" style:font-size-asian="12pt" style:font-style-asian="italic" style:font-weight-asian="normal"/>
    </style:style>
    <style:style style:name="T5" style:family="text">
      <style:text-properties fo:color="#000000" style:font-name="Times New Roman" fo:font-size="12pt" fo:font-style="normal" style:font-size-asian="12pt" style:font-style-asian="normal"/>
    </style:style>
    <style:style style:name="T6" style:family="text"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T7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" style:family="text">
      <style:text-properties fo:color="#000000" style:font-name="Times New Roman" fo:font-size="7pt" style:font-size-asian="7pt"/>
    </style:style>
    <style:style style:name="T9" style:family="text">
      <style:text-properties fo:color="#000000" style:font-name="Times New Roman1" fo:font-style="normal" style:text-underline-style="solid" style:text-underline-width="auto" style:text-underline-color="font-color" fo:font-weight="normal" style:font-style-asian="normal" style:font-weight-asian="normal"/>
    </style:style>
    <style:style style:name="T10" style:family="text">
      <style:text-properties fo:color="#000000" fo:font-size="12pt" style:font-size-asian="12pt"/>
    </style:style>
    <style:style style:name="T11" style:family="text">
      <style:text-properties fo:color="#000000" fo:font-size="12pt" fo:font-weight="bold" style:font-size-asian="12pt" style:font-weight-asian="bold"/>
    </style:style>
    <style:style style:name="T12" style:family="text">
      <style:text-properties fo:color="#000000" fo:font-size="12pt" fo:font-style="italic" style:font-size-asian="12pt" style:font-style-asian="italic"/>
    </style:style>
    <style:style style:name="T13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4" style:family="text">
      <style:text-properties fo:color="#000000" fo:font-size="12pt" fo:font-style="normal" style:font-size-asian="12pt" style:font-style-asian="normal"/>
    </style:style>
    <style:style style:name="T15" style:family="text">
      <style:text-properties fo:color="#000000" fo:font-size="12pt" fo:font-style="normal" fo:font-weight="bold" style:font-size-asian="12pt" style:font-style-asian="normal" style:font-weight-asian="bold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7pt" style:font-size-asian="7pt"/>
    </style:style>
    <style:style style:name="T18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/>
    </style:style>
    <style:style style:name="T19" style:family="text">
      <style:text-properties fo:color="#000000" fo:font-style="normal" style:font-style-asian="normal"/>
    </style:style>
    <style:style style:name="T20" style:family="text">
      <style:text-properties fo:color="#000000" fo:font-style="normal" fo:font-weight="bold" style:font-style-asian="normal" style:font-weight-asian="bold"/>
    </style:style>
    <style:style style:name="T21" style:family="text">
      <style:text-properties fo:color="#000000" fo:font-style="normal" fo:font-weight="normal" style:font-style-asian="normal" style:font-weight-asian="normal"/>
    </style:style>
    <style:style style:name="T22" style:family="text">
      <style:text-properties fo:color="#000000"/>
    </style:style>
    <style:style style:name="T23" style:family="text">
      <style:text-properties fo:color="#000000" fo:font-weight="bold" style:font-weight-asian="bold"/>
    </style:style>
    <style:style style:name="T24" style:family="text">
      <style:text-properties fo:color="#000000" fo:font-style="italic" style:font-style-asian="italic"/>
    </style:style>
    <style:style style:name="T25" style:family="text">
      <style:text-properties fo:color="#000000" fo:font-style="italic" fo:font-weight="normal" style:font-style-asian="italic" style:font-weight-asian="normal"/>
    </style:style>
    <style:style style:name="T26" style:family="text">
      <style:text-properties style:font-name="Times New Roman" fo:font-size="12pt" style:font-size-asian="12pt"/>
    </style:style>
    <style:style style:name="T27" style:family="text">
      <style:text-properties style:font-name="Times New Roman" fo:font-size="12pt" fo:font-style="italic" style:font-size-asian="12pt" style:font-style-asian="italic"/>
    </style:style>
    <style:style style:name="T28" style:family="text">
      <style:text-properties style:font-name="Times New Roman" fo:font-size="12pt" fo:font-style="normal" style:font-size-asian="12pt" style:font-style-asian="normal"/>
    </style:style>
    <style:style style:name="T29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T3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T31" style:family="text">
      <style:text-properties style:font-name="Times New Roman" fo:font-size="11.5pt" style:font-size-asian="11.5pt"/>
    </style:style>
    <style:style style:name="T32" style:family="text">
      <style:text-properties style:font-name="Times New Roman" fo:font-size="8.5pt" style:font-size-asian="8.5pt"/>
    </style:style>
    <style:style style:name="T33" style:family="text">
      <style:text-properties style:font-name="Times New Roman" fo:font-size="8.5pt" fo:font-weight="bold" style:font-size-asian="8.5pt" style:font-weight-asian="bold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fo:font-style="italic" style:font-size-asian="12pt" style:font-style-asian="italic"/>
    </style:style>
    <style:style style:name="T36" style:family="text">
      <style:text-properties fo:font-size="12pt" fo:font-style="normal" style:font-size-asian="12pt" style:font-style-asian="normal"/>
    </style:style>
    <style:style style:name="T37" style:family="text">
      <style:text-properties fo:font-size="12pt" fo:font-style="normal" fo:font-weight="bold" style:font-size-asian="12pt" style:font-style-asian="normal" style:font-weight-asian="bold"/>
    </style:style>
    <style:style style:name="T38" style:family="text">
      <style:text-properties fo:font-size="12pt" fo:font-style="normal" fo:font-weight="normal" style:font-size-asian="12pt" style:font-style-asian="normal" style:font-weight-asian="normal"/>
    </style:style>
    <style:style style:name="T39" style:family="text">
      <style:text-properties fo:font-style="normal" style:font-style-asian="normal"/>
    </style:style>
    <style:style style:name="T40" style:family="text">
      <style:text-properties fo:font-style="normal" fo:font-weight="bold" style:font-style-asian="normal" style:font-weight-asian="bold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43" style:family="text">
      <style:text-properties officeooo:rsid="00178fb8"/>
    </style:style>
    <style:style style:name="T44" style:family="text">
      <style:text-properties style:font-name="Times New Roman1"/>
    </style:style>
    <style:style style:name="T45" style:family="text">
      <style:text-properties style:font-name="Times New Roman1" fo:font-size="11.5pt" style:font-size-asian="11.5pt"/>
    </style:style>
    <style:style style:name="T46" style:family="text">
      <style:text-properties style:font-name="Times New Roman1" fo:font-weight="bold" style:font-weight-asian="bold"/>
    </style:style>
    <style:style style:name="T47" style:family="text">
      <style:text-properties style:font-name="Times New Roman1" fo:font-weight="normal" style:font-weight-asian="normal"/>
    </style:style>
    <style:style style:name="T48" style:family="text">
      <style:text-properties style:font-name="Times New Roman1" fo:font-style="italic" style:font-style-asian="italic"/>
    </style:style>
    <style:style style:name="T49" style:family="text">
      <style:text-properties style:font-name="Times New Roman1" fo:font-style="normal" style:font-style-asian="normal"/>
    </style:style>
    <style:style style:name="T50" style:family="text">
      <style:text-properties style:font-name="Times New Roman1" fo:font-style="normal" fo:font-weight="bold" style:font-style-asian="normal" style:font-weight-asian="bold"/>
    </style:style>
    <style:style style:name="T51" style:family="text">
      <style:text-properties style:font-name="Times New Roman1" fo:font-style="normal" fo:font-weight="normal" style:font-style-asian="normal" style:font-weight-asian="normal"/>
    </style:style>
    <style:style style:name="T52" style:family="text">
      <style:text-properties style:font-name="Times New Roman1" fo:font-style="normal" style:text-underline-style="solid" style:text-underline-width="auto" style:text-underline-color="font-color" fo:font-weight="normal" style:font-style-asian="normal" style:font-weight-asian="normal"/>
    </style:style>
    <style:style style:name="T53" style:family="text">
      <style:text-properties officeooo:rsid="0176c260"/>
    </style:style>
    <style:style style:name="T54" style:family="text">
      <style:text-properties fo:font-size="11.5pt" style:font-size-asian="11.5pt"/>
    </style:style>
    <style:style style:name="T55" style:family="text">
      <style:text-properties fo:font-weight="bold" style:font-weight-asian="bold"/>
    </style:style>
    <style:style style:name="T56" style:family="text">
      <style:text-properties fo:font-weight="normal" style:font-weight-asian="normal"/>
    </style:style>
    <style:style style:name="T57" style:family="text">
      <style:text-properties fo:font-style="italic" style:font-style-asian="italic"/>
    </style:style>
    <style:style style:name="T58" style:family="text">
      <style:text-properties fo:font-size="8.5pt" style:font-size-asian="8.5pt"/>
    </style:style>
    <style:style style:name="T59" style:family="text">
      <style:text-properties fo:font-size="8.5pt" fo:font-weight="bold" style:font-size-asian="8.5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S DO SAJ:</text:p>
      <text:p text:style-name="Text_20_body"><text:span text:style-name="T22"><text:s text:c="8"/></text:span><text:span text:style-name="T23">Vistos etc.</text:span></text:p>
      <text:p text:style-name="Text_20_body"><text:span text:style-name="T22">Tratam os autos de cumprimento de penas aplicadas a </text:span><text:span text:style-name="T22"><text:database-display text:table-name="" text:table-type="table" text:column-name="Parte Passiva Selecionada#Retorna o nome e complemento da(s) parte(s) passiva(s) selecionada(s)6@PAPT">[Parte Passiva Selecionada]</text:database-display></text:span><text:span text:style-name="T22">, o qual foi condenado a cumprir pena </text:span><text:span text:style-name="T24">restritiva de direito</text:span><text:span text:style-name="T19">, por período de 01 (um) ano, correspondente a 360 (trezentos e sessenta) horas em regime aberto no processo piloto de nº <text:s/></text:span><text:span text:style-name="T19"><text:database-display text:table-name="" text:table-type="table" text:column-name="Número do Processo#Retorna o número do processo1@PROC">[Número do Processo]</text:database-display></text:span><text:span text:style-name="T19">, e outra pena restritiva objeto dos autos de execução do processo de nº *, <text:s/>que se encontra em apenso, onde também recebeu condenação a pena restritiva de direito, por um período de 360hs (trezentos e sessenta).</text:span></text:p>
      <text:p text:style-name="Text_20_body"><text:tab/><text:tab/>Relatados.</text:p>
      <text:p text:style-name="Text_20_body"/>
      <text:p text:style-name="Text_20_body"><text:s/><text:tab/><text:tab/>Trata-se, na espécie, de concurso material de delitos, não se podendo ter os fatos como continuação uns dos outros.</text:p>
      <text:p text:style-name="Text_20_body"/>
      <text:p text:style-name="Text_20_body"><text:s text:c="2"/><text:tab/> <text:s text:c="11"/>Assim, é de somar-se às penas aplicadas, unificando-as.</text:p>
      <text:p text:style-name="Text_20_body"/>
      <text:p text:style-name="Text_20_body"><text:span text:style-name="T24"><text:tab/><text:tab/>Isto posto</text:span><text:span text:style-name="T19">, unifico em </text:span><text:span text:style-name="T20">02 anos de reclusão </text:span><text:span text:style-name="T21">as penas restritivas de direito aplicadas em execução nestes autos, a serem cumpridas, concomitante, devendo o apenado cumprir ao total 720hs * horas de Prestação de Serviços à Comunidade, referentes aos dois processos.</text:span></text:p>
      <text:p text:style-name="Text_20_body"/>
      <text:p text:style-name="Text_20_body">P.R.I., após, com início da pena, expeça-se a competente Guia de Execução Penal unificadora.</text:p>
      <text:p text:style-name="Text_20_body"/>
      <text:p text:style-name="Text_20_body"/>
      <text:p text:style-name="Text_20_body"><text:span text:style-name="T22"><text:s text:c="4"/>Vistos etc.</text:span><text:span text:style-name="T23"> </text:span></text:p>
      <text:p text:style-name="Text_20_body"><text:span text:style-name="T22"><text:tab/><text:tab/>Tratam os autos de execução de penas aplicadas a </text:span><text:span text:style-name="T22"><text:database-display text:table-name="" text:table-type="table" text:column-name="Nome da Parte Passiva Selecionada#Retorna o nome e complemento da(s) parte(s) passiva(s) selecionada(s)6@PAPT">[Nome da Parte Passiva Selecionada]</text:database-display></text:span><text:span text:style-name="T22">, o qual foi condenado a cumprir pena de </text:span><text:span text:style-name="T24">* ano de reclusão</text:span><text:span text:style-name="T19">, em regime *** (execução nº ***), pela prática de delito capitulado no art. *</text:span><text:span text:style-name="T20">, </text:span><text:span text:style-name="T21">sendo a pena substituída por prestação de serviços à comunidade,</text:span><text:span text:style-name="T25"> </text:span><text:span text:style-name="T21">e *</text:span><text:span text:style-name="T25"> anos de reclusão</text:span><text:span text:style-name="T21">, em regime *** (execução nº ***), pela prática de delito capitulado no art. *. </text:span></text:p>
      <text:p text:style-name="Text_20_body"><text:tab/></text:p>
      <text:p text:style-name="Text_20_body"><text:tab/><text:tab/>Relatados.</text:p>
      <text:p text:style-name="Text_20_body"/>
      <text:p text:style-name="Text_20_body"><text:s/><text:tab/><text:tab/>Trata-se, na espécie, de concurso material de delitos, não se podendo ter os fatos como continuação uns dos outros.</text:p>
      <text:p text:style-name="Text_20_body"/>
      <text:p text:style-name="Text_20_body"><text:s text:c="2"/><text:tab/> <text:s text:c="11"/>Assim, é de somar-se às penas aplicadas, unificando-as.</text:p>
      <text:p text:style-name="Text_20_body"/>
      <text:p text:style-name="Text_20_body"><text:soft-page-break/><text:span text:style-name="T24"><text:tab/><text:tab/>Isto posto</text:span><text:span text:style-name="T19">, unifico em </text:span><text:span text:style-name="T20">* anos de reclusão </text:span><text:span text:style-name="T21">as penas privativas de liberdade em execução nestes autos, a serem cumpridas inicialmente em </text:span><text:span text:style-name="T20">regime aberto,</text:span><text:span text:style-name="T21"> face o disposto na segunda sentença condenatória, devendo ainda o apenado cumprir * horas de Prestação de Serviços à Comunidade, referentes ao Proc. *. </text:span></text:p>
      <text:p text:style-name="Text_20_body"/>
      <text:p text:style-name="Text_20_body">P.R.I., expeça-se a competente Guia de Execução Penal unificadora.</text:p>
      <text:p text:style-name="Text_20_body"/>
      <text:p text:style-name="Text_20_body">Vistos etc.</text:p>
      <text:p text:style-name="Text_20_body">Trata-se de execução de penas apli­cadas a <text:database-display text:table-name="" text:table-type="table" text:column-name="Nome da Parte Passiva Selecionada#Retorna o nome e complemento da(s) parte(s) passiva(s) selecionada(s)6@PAPT">[Nome da Parte Passiva Selecionada]</text:database-display>, de *** anos de reclusão e *** anos de reclusão, sendo, pela última sentença e Guia de Execução recebidas, beneficiado com pena substitutiva.</text:p>
      <text:p text:style-name="Text_20_body">Anoto existir (em) em desfavor do apenado ação penal nº XXX em curso na XXX, **ainda sem julgamento **com ordem de prisão decretada ** conclusa para sentença desde XX, consoante informação contida no Sistema de Automação do Judiciário – SAJ.</text:p>
      <text:p text:style-name="Text_20_body">Anoto que o apenado foi condenado pelo Juízo da XX, processo nº XX, a pena <text:s/>de XX de reclusão, com direito a recorrer em liberdade ** sem direito a recorrer em liberdade, encontrando-se os autos remetidos ao eg. Tribunal de Justiça, consoante informação contida no Sistema de Automação do Judiciário – SAJ.</text:p>
      <text:p text:style-name="Text_20_body">Relatados.</text:p>
      <text:p text:style-name="Text_20_body"/>
      <text:p text:style-name="Text_20_body">Nos termos do art. 44, § 5º, do Código Penal, sobrevindo condenação a pena privativa de liberdade, por outro crime, o juiz da execução penal decidirá sobre a conversão da pena restritiva de direitos anterior, podendo deixar de aplicá-la se for possível ao condenado cumpri-las concomitantemente.</text:p>
      <text:p text:style-name="Text_20_body">No caso, o apenado cumpre atualmente pena de reclusão em regime fechado, não tendo como cumprir, de forma paralela, a pena de prestação de serviços à comunidade.</text:p>
      <text:p text:style-name="Text_20_body">Enfim, trata-se, na espécie, de concurso material de delitos, não se podendo ter os fatos como continuação uns dos outros, devendo ser somadas as penas em execução.</text:p>
      <text:p text:style-name="Text_20_body"><text:span text:style-name="T57">Isto posto</text:span><text:span text:style-name="T39">, converto a PSC em pena privativa de liberdade, a qual unifico em </text:span><text:span text:style-name="T40">**** anos de reclusão</text:span><text:span text:style-name="T41">, a ser cumprida inicialmente em </text:span><text:span text:style-name="T40">regime ***</text:span><text:span text:style-name="T41">, face ao somatório obtido e ao determinado na sentença condenatória.</text:span></text:p>
      <text:p text:style-name="Text_20_body">P.R.I. Cópia desta decisão servirá como ofício dando ciência <text:s/>ao estabelecimento prisional de seus termos.</text:p>
      <text:p text:style-name="Text_20_body"/>
      <text:p text:style-name="Text_20_body"/>
      <text:p text:style-name="P1">MODELOS DA VARA:</text:p>
      <text:p text:style-name="Text_20_body"/>
      <text:p text:style-name="Text_20_body">Vistos etc.</text:p>
      <text:p text:style-name="Text_20_body"><text:soft-page-break/>Tratam os autos de cumprimento de penas atualmente em regime ***, sendo recebida, agora, nova Guia de Recolhimento, tratando de condenação a *, em regime ***.</text:p>
      <text:p text:style-name="Text_20_body">Interveio o Ministério Público.</text:p>
      <text:p text:style-name="Text_20_body">Relatados.</text:p>
      <text:p text:style-name="Text_20_body">Trata-se, na espécie, de concurso material de delitos, não se podendo ter os crimes como continuação entre si, impondo-se a soma das penas.</text:p>
      <text:p text:style-name="Text_20_body">Por oportuno, anoto que a data-base para futuros benefícios deve ser a da última prisão ou falta grave.</text:p>
      <text:p text:style-name="Text_20_body">**Nos termos do art. 44, § 5º, do Código Penal, sobrevindo condenação a pena privativa de liberdade, por outro crime, o juiz da execução penal decidirá sobre a conversão da pena restritiva de direitos anterior, podendo deixar de aplicá-la se for possível ao condenado cumpri-las concomitantemente.</text:p>
      <text:p text:style-name="Text_20_body">**No caso, o apenado cumpre atualmente pena de reclusão em regime fechado, não tendo como cumprir, de forma paralela, a pena de prestação de serviços à comunidade.</text:p>
      <text:p text:style-name="Text_20_body">**Enfim, trata-se, na espécie, de concurso material de delitos, não se podendo ter os fatos como continuação uns dos outros, devendo ser somadas as penas em execução.</text:p>
      <text:p text:style-name="Text_20_body">Isto posto, unifico em* anos, * meses de reclusão a pena privativa de liberdade em execução nestes autos, a ser cumprida em regime fechado, face ao saldo de pena e *ao determinado nas sentenças condenatórias*.</text:p>
      <text:p text:style-name="Text_20_body">P.R.I. Comunique-se ao estabelecimento prisional e expeça-se a competente Guia de Execução Penal unificador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Vistos etc.</text:p>
      <text:p text:style-name="Text_20_body">Trata-se de execução de penas apli­cadas a , de <text:span text:style-name="T55">quatro anos de reclusão</text:span><text:span text:style-name="T56"> em regime semiaberto por delito de roubo, sendo recebida outra guia de recolhimento, tratando de condenação a </text:span><text:span text:style-name="T55">um ano e quatro meses de reclusão</text:span><text:span text:style-name="T56"> em regime aberto por crime de receptação, substituída por restritiva de direito (execução nº ).</text:span></text:p>
      <text:p text:style-name="Text_20_body">Anoto existir em desfavor do apenado ação penal nº <text:s text:c="2"/>em curso na Primeira Vara Criminal do Distrito Judiciário da Zona Norte, com ordem de prisão decretada e conclusa para sentença desde 21/07/2016, consoante informação contida no Sistema de Automação do Judiciário – SAJ.</text:p>
      <text:p text:style-name="Text_20_body">Relatados.</text:p>
      <text:p text:style-name="Text_20_body"/>
      <text:p text:style-name="Text_20_body"><text:soft-page-break/>Nos termos do art. 44, § 5º, do Código Penal, sobrevindo condenação a pena privativa de liberdade, por outro crime, o juiz da execução penal decidirá sobre a conversão da pena restritiva de direitos anterior, podendo deixar de aplicá-la se for possível ao condenado cumpri-las concomitantemente.</text:p>
      <text:p text:style-name="Text_20_body">No caso, o apenado cumpre atualmente pena de reclusão em regime semiaberto, não tendo como cumprir, de forma paralela, a pena de prestação de serviços à comunidade.</text:p>
      <text:p text:style-name="Text_20_body">De outra banda, o art. 111 da LEP determina a soma das penas supervenientes àquela que está em cumprimento, para fins de determinação do regime carcerário, o que também impede a pretendida suspensão das penas restritivas para cumprimento ao final, impondo-se a reconversão das penas restritivas de direito em privativa de liberdade.</text:p>
      <text:p text:style-name="Text_20_body"/>
      <text:p text:style-name="Text_20_body">Nesse sentido é o entendimento pacificado do STJ:</text:p>
      <text:p text:style-name="Text_20_body"/>
      <text:p text:style-name="Text_20_body">PENAL <text:s/>E <text:s/>EXECUÇÃO <text:s/>PENAL. <text:s/>HABEAS <text:s/>CORPUS <text:s/>SUBSTITUTIVO <text:s/>DE RECURSO ESPECIAL. <text:s/>NÃO <text:s/>CABIMENTO. NOVA ORIENTAÇÃO JURISPRUDENCIAL. PACIENTE QUE <text:s/>CUMPRE <text:s/>PENA <text:s/>PRIVATIVA DE LIBERDADE EM REGIME SEMIABERTO. NOVA CONDENAÇÃO <text:s/>A <text:s/>SANÇÕES <text:s/>RESTRITIVAS <text:s/>DE <text:s/>DIREITO. IMPOSSIBILIDADE DE CUMPRIMENTO CONCOMITANTE OU DE SUSPENSÃO DAS PENAS ALTERNATIVAS. CONVERSÃO <text:s text:c="2"/>DAS <text:s/>PENAS <text:s/>RESTRITIVAS <text:s/>DE <text:s/>DIREITOS <text:s/>EM <text:s/>PRIVATIVA <text:s/>DE LIBERDADE QUE SE IMPÕE. NECESSIDADE DE UNIFICAÇÃO DAS PENAS. INTERPRETAÇÃO DOS ARTS. 76 E 111 DO CÓDIGO PENAL E DO ART. 181, § 1º DA LEP. HABEAS CORPUS NÃO CONHECIDO.</text:p>
      <text:p text:style-name="Text_20_body">I <text:s/>- [...]</text:p>
      <text:p text:style-name="Text_20_body">II - Esta Corte pacificou entendimento no sentido de que, no caso de nova <text:s/>condenação <text:s/>a <text:s/>penas <text:s/>restritivas <text:s/>de <text:s/>direito <text:s/>a <text:s/>quem esteja cumprindo <text:s text:c="2"/>pena <text:s text:c="2"/>privativa <text:s/>de <text:s/>liberdade <text:s/>em <text:s/>regime <text:s/>fechado <text:s/>ou intermediário, é inviável a suspensão do cumprimento daquelas - ou a execução <text:s/>simultânea das penas. Nesses casos, nos termos do art. 111 da LEP, deve-se proceder à unificação das penas, não sendo aplicável o art. 76 do Código Penal. Habeas Corpus não conhecido. (HC 346.851/RS, Rel. Ministro FELIX FISCHER, QUINTA TURMA, julgado em 19/04/2016, DJe 05/05/2016).</text:p>
      <text:p text:style-name="Text_20_body"/>
      <text:p text:style-name="Text_20_body"/>
      <text:p text:style-name="Text_20_body">HABEAS CORPUS SUBSTITUTIVO. NÃO CABIMENTO. EXECUÇÃO PENAL. RÉU PRESO. SUPERVENIÊNCIA DE CONDENAÇÃO A PENAS RESTRITIVAS DE DIREITOS. POSSIBILIDADE DE CONVERSÃO DA PENA RESTRITIVA DE DIREITOS EM PRIVATIVA DE LIBERDADE. RESSALVA DE ENTENDIMENTO DO RELATOR. DIREITO DO APENADO DE RECEBER VISITA DA COMPANHEIRA E DO FILHO. INDEFERIMENTO. IMPETRAÇÃO DE WRIT EM FAVOR DO APENADO. AUSÊNCIA DE INTERESSE PROCESSUAL ANTE A NÃO OCORRÊNCIA DE VIOLAÇÃO DO DIREITO DE LOCOMOÇÃO DO PACIENTE.</text:p>
      <text:p text:style-name="Text_20_body">[...]</text:p>
      <text:p text:style-name="Text_20_body"><text:soft-page-break/>2. Nos termos da posição majoritária adotada no Superior Tribunal de Justiça, a pena restritiva de direitos que sobrevém ao condenado que cumpre pena privativa de liberdade, apesar de não se enquadrar nas hipóteses legais de conversão previstas no art. 44, § § 4º e 5º, do Código Penal, somente pode ser cumprida simultaneamente caso haja compatibilidade, o que não se constata quando o apenado se encontra em regime semiaberto ou fechado, como no caso. Ressalva de entendimento do Relator.</text:p>
      <text:p text:style-name="Text_20_body">[...]</text:p>
      <text:p text:style-name="Text_20_body">4. Habeas corpus não conhecido" (HC n. 235.850/RS, Sexta Turma, Rel. Min. Sebastião Reis Júnior, DJe de 1º/9/2014).</text:p>
      <text:p text:style-name="Text_20_body"/>
      <text:p text:style-name="Text_20_body">Enfim, trata-se, na espécie, de concurso material de delitos, não se podendo ter os fatos como continuação uns dos outros, devendo ser somadas as penas em execução.</text:p>
      <text:p text:style-name="Text_20_body"><text:span text:style-name="T57">Isto posto</text:span><text:span text:style-name="T39">, converto a PSC em pena privativa de liberdade, a qual unifico em </text:span><text:span text:style-name="T40">cinco anos e quatro meses de reclusão</text:span><text:span text:style-name="T41">, a ser cumprida inicialmente em </text:span><text:span text:style-name="T40">regime semiaberto</text:span><text:span text:style-name="T41">, face ao somatório obtido e ao determinado na primeira sentença condenatória, </text:span><text:span text:style-name="T42">sem autorização para saídas externas desvigiadas enquanto válida a ordem de prisão decretada pelo Juízo da </text:span><text:span text:style-name="T18">Primeira Vara Criminal do Distrito Judiciário da Zona Norte na ação penal nº <text:s/>.</text:span></text:p>
      <text:p text:style-name="Text_20_body">P.R.I. Expeça-se a competente Guia de Execução Cri­minal unificadora. Cópia desta decisão servirá como ofício dando ciência <text:s/>ao estabelecimento prisional de seus termos.</text:p>
      <text:p text:style-name="Text_20_body"/>
      <text:p text:style-name="Text_20_body">Vistos etc.</text:p>
      <text:p text:style-name="Text_20_body">Trata-se de execução de penas aplicadas a <text:span text:style-name="T43">XXX</text:span>, de em regime fechado por doze anos e oito meses de reclusão cometimento de crimes previstos nos arts. 33, caput, da Lei 11.343/2006, 14 caput da Lei 10.826/03 e art. 157, §2º, I, II, do Código Penal (penas já unificadas no evento 4.1. referentes às ações penais nºs., ), sendo recebida, agora, guia de recolhimento, tratando de condenação de quatro anos e oito meses de reclusão em regime fechado, por crime previsto rt. 157 do Estatuto Repressivo (ação penal <text:span text:style-name="T53">n</text:span>º <text:s/>).</text:p>
      <text:p text:style-name="Text_20_body">Relatados.</text:p>
      <text:p text:style-name="Text_20_body">Trata-se, na espécie, de concurso material de delitos, não se podendo ter os fatos <text:s/>como continuação uns dos outros.</text:p>
      <text:p text:style-name="Text_20_body">Assim, é de somar-se às penas aplicadas, unificando-as.</text:p>
      <text:p text:style-name="Text_20_body">Posto isso, unifico em dezessete anos e quatro meses de reclusão, as penas privativas de liberdade, decorrentes de sentenças condenatórias, proferidas em desfavor de <text:span text:style-name="T43">XXX</text:span>, a serem cumpridas em regime fechado, face a pena detraída ser superior ao limite do art. 33, § 2º, a, CP, ao determinado na nova sentença condenatória e ao somatório obtido.</text:p>
      <text:p text:style-name="Text_20_body">P.R.I., Atualize-se os cálculos da pena. Dê-se ciência ao estabelecimento prisional, para fins de adequação do regime de cumprimento da pena; caso necessário, expeça-se mandado de prisão.</text:p>
      <text:p text:style-name="Text_20_body"/>
      <text:p text:style-name="Text_20_body"><text:soft-page-break/>Tratam os autos de cumprimento de 6 (seis) anos de reclusão, atualmente em regime fechado, sendo recebida, agora, nova Guia de</text:p>
      <text:p text:style-name="Text_20_body">Recolhimento (evento 17), tratando de condenação a 5 (cinco) anos de reclusão, em regime semiaberto, na ação penal de nº - 1ª Vara de Macaíba/RN.</text:p>
      <text:p text:style-name="Text_20_body">Relatados.</text:p>
      <text:p text:style-name="Text_20_body">Impõe-se a soma das penas.</text:p>
      <text:p text:style-name="Text_20_body">Anoto que a data-base para futuros benefícios deve ser a da última prisão ou falta grave.</text:p>
      <text:p text:style-name="Text_20_body">Isto posto, a pena privativa de liberdade em execução nestes autos, <text:span text:style-name="T55">unifico em 11 (onze) anos de reclusão </text:span>a ser cumprida em</text:p>
      <text:p text:style-name="Text_20_body"><text:span text:style-name="T55">regime fechado</text:span>, face ao saldo de pena.</text:p>
      <text:p text:style-name="Text_20_body">P.R.I. Comunique-se ao estabelecimento prisional e expeça-se a competente Guia de Execução Penal unificad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askerville" svg:font-family="Baskerville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OSIVALDO_20_2" style:display-name="ROSIVALDO 2" style:family="paragraph" style:default-outline-level=""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3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urdiência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ermo_20_de_20_audiência" style:display-name="termo de audiência" style:family="paragraph" style:default-outline-level="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menta" style:family="paragraph" style:default-outline-level="">
      <style:paragraph-properties fo:margin-left="7.00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stilo_20_Parágrafo_20_SAJ5" style:display-name="Estilo Parágrafo SAJ5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2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stilo_20_Citação_20_SAJ5" style:display-name="Estilo Citação SAJ5" style:family="paragraph" style:default-outline-level="">
      <style:paragraph-properties fo:margin-left="2cm" fo:margin-right="0cm" fo:margin-top="0.212cm" fo:margin-bottom="0.212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1pt" style:font-name-asian="Palatino Linotype" style:font-family-asian="'Palatino Linotype'" style:font-family-generic-asian="system" style:font-pitch-asian="variable" style:font-size-asian="11pt" style:font-name-complex="Arial1" style:font-family-complex="Arial" style:font-family-generic-complex="system" style:font-pitch-complex="variable" style:font-size-complex="12pt"/>
    </style:style>
    <style:style style:name="Texto_20_em_20_bloco" style:display-name="Texto em bloco" style:family="paragraph" style:parent-style-name="Standard" style:default-outline-level="">
      <style:paragraph-properties fo:margin-left="1.501cm" fo:margin-right="-1.413cm" fo:margin-top="0cm" fo:margin-bottom="0cm" loext:contextual-spacing="false" fo:text-align="justify" style:justify-single-word="false" fo:text-indent="2cm" style:auto-text-indent="false"/>
      <style:text-properties fo:font-size="12pt" style:font-size-asian="12pt"/>
    </style:style>
    <style:style style:name="Texto_20_em_20_bloco1" style:display-name="Texto em bloco1" style:family="paragraph" style:parent-style-name="Standard" style:default-outline-level="">
      <style:paragraph-properties fo:margin-left="8.251cm" fo:margin-right="0.591cm" fo:margin-top="0cm" fo:margin-bottom="0cm" loext:contextual-spacing="false" fo:text-align="justify" style:justify-single-word="false" fo:text-indent="-2.499cm" style:auto-text-indent="false"/>
      <style:text-properties fo:font-size="14pt" style:font-size-asian="14pt"/>
    </style:style>
    <style:style style:name="Pré-formatação_20_HTML" style:display-name="Pré-formatação HTML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Verdana" fo:font-family="Verdana" style:font-family-generic="roman" style:font-pitch="variable" fo:font-size="12pt"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roman" style:font-pitch="variable" fo:font-size="12pt" style:font-size-asian="12pt"/>
    </style:style>
    <style:style style:name="ALT_20__2b__20_1_20_-_20_Cabeçalho" style:display-name="ALT + 1 - Cabeçalh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LT_20__2b__20_2_20_-_20_Identificação_20_do_20_Processo" style:display-name="ALT + 2 - Identificação do Process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Arial1" style:font-family-complex="Arial" style:font-family-generic-complex="system" style:font-pitch-complex="variable" style:font-size-complex="12pt"/>
    </style:style>
    <style:style style:name="ALT_20__2b__20_3_20_-_20_Tipo_20_do_20_Ato" style:display-name="ALT + 3 - Tipo do Ato" style:family="paragraph" style:default-outline-level="">
      <style:paragraph-properties fo:margin-top="1.058cm" fo:margin-bottom="1.058cm" loext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ALT_20__2b__20_4_20_-_20_Partes_20_do_20_Ato" style:display-name="ALT + 4 - Partes do Ato" style:family="paragraph" style:default-outline-level="">
      <style:paragraph-properties fo:margin-left="0.63cm" fo:margin-right="0cm" fo:margin-top="0.423cm" fo:margin-bottom="0.423cm" loext:contextual-spacing="false" fo:text-align="start" style:justify-single-word="false" fo:orphans="2" fo:widows="2" fo:text-indent="-0.63cm" style:auto-text-indent="false" style:writing-mode="lr-tb"/>
      <style:text-properties fo:text-transform="uppercase" style:font-name="Times New Roman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ALT_20__2b__20_5_20_-_20_Parágrafo_20_Padrão" style:display-name="ALT + 5 - Parágrafo Padrão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2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LT_20__2b__20_6_20_-_20_Citação" style:display-name="ALT + 6 - Citação" style:family="paragraph" style:default-outline-level="">
      <style:paragraph-properties fo:margin-left="2cm" fo:margin-right="0cm" fo:margin-top="0.212cm" fo:margin-bottom="0.212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1pt" style:font-name-asian="Palatino Linotype" style:font-family-asian="'Palatino Linotype'" style:font-family-generic-asian="system" style:font-pitch-asian="variable" style:font-size-asian="11pt" style:font-name-complex="Arial1" style:font-family-complex="Arial" style:font-family-generic-complex="system" style:font-pitch-complex="variable" style:font-size-complex="12pt"/>
    </style:style>
    <style:style style:name="ALT_20__2b__20_7_20_-_20_Local_20_e_20_Data" style:display-name="ALT + 7 - Local e Data" style:family="paragraph" style:default-outline-level="">
      <style:paragraph-properties fo:margin-top="1.058cm" fo:margin-bottom="1.411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LT_20__2b__20_8_20_-_20_Nome_20_e_20_Cargo" style:display-name="ALT + 8 - Nome e Carg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ALT_20__2b__20_9_20_-_20_Ementa" style:display-name="ALT + 9 - Ementa" style:family="paragraph" style:default-outline-level="">
      <style:paragraph-properties fo:margin-left="6.001cm" fo:margin-right="0cm" fo:margin-top="0cm" fo:margin-bottom="0.423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LT_20__2b__20_0_20_-_20_Padrão_20_sem_20_Recuo" style:display-name="ALT + 0 - Padrão sem Recuo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Recuo_20_de_20_corpo_20_de_20_texto_20_2" style:display-name="Recuo de corpo de texto 2" style:family="paragraph" style:default-outline-level="">
      <style:paragraph-properties fo:margin-left="0.751cm" fo:margin-right="0cm" fo:margin-top="0cm" fo:margin-bottom="0cm" loext:contextual-spacing="false" fo:text-align="justify" style:justify-single-word="false" fo:orphans="2" fo:widows="2" fo:text-indent="3.249cm" style:auto-text-indent="false" style:writing-mode="lr-tb"/>
      <style:text-properties style:font-name="Baskerville" fo:font-family="Baskerville" style:font-family-generic="roman" style:font-pitch="variable" fo:font-size="14pt" style:font-name-asian="Palatino Linotype" style:font-family-asian="'Palatino Linotype'" style:font-family-generic-asian="system" style:font-pitch-asian="variable" style:font-size-asian="14pt" style:font-name-complex="Arial1" style:font-family-complex="Arial" style:font-family-generic-complex="system" style:font-pitch-complex="variable" style:font-size-complex="12pt"/>
    </style:style>
    <style:style style:name="times_20_new_20_Roman" style:display-name="times new Roman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6.001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12pt" style:font-size-asian="12pt"/>
    </style:style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/>
    </style:style>
    <style:style style:name="Definit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Wingdings" style:font-family-complex="Wingdings" style:font-family-generic-complex="system" style:font-pitch-complex="variable" style:font-size-complex="12pt"/>
    </style:style>
    <style:style style:name="H1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24pt" fo:font-weight="bold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12pt" fo:font-style="italic" style:font-size-asian="12pt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2pt" style:font-size-asian="12pt"/>
    </style:style>
    <style:style style:name="CIT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Wingdings" style:font-family-complex="Wingdings" style:font-family-generic-complex="system" style:font-pitch-complex="variable" style:font-size-complex="12pt"/>
    </style:style>
    <style:style style:name="COD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Wingdings" style:font-family-complex="Wingdings" style:font-family-generic-complex="system" style:font-pitch-complex="variable" style:font-size-complex="12pt"/>
    </style:style>
    <style:style style:name="Emphasis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Wingdings" style:font-family-complex="Wingdings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FollowedHyper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8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Keyboard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font-weight="bold" style:font-name-asian="Palatino Linotype" style:font-family-asian="'Palatino Linotype'" style:font-family-generic-asian="system" style:font-pitch-asian="variable" style:font-size-asian="10pt" style:font-weight-asian="bold" style:font-name-complex="Wingdings" style:font-family-complex="Wingdings" style:font-family-generic-complex="system" style:font-pitch-complex="variable" style:font-size-complex="12pt"/>
    </style:style>
    <style:style style:name="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Palatino Linotype" style:font-family-asian="'Palatino Linotype'" style:font-family-generic-asian="system" style:font-pitch-asian="variable" style:font-size-asian="8pt" style:font-name-complex="Wingdings" style:font-family-complex="Wingdings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Palatino Linotype" style:font-family-asian="'Palatino Linotype'" style:font-family-generic-asian="system" style:font-pitch-asian="variable" style:font-size-asian="8pt" style:font-name-complex="Wingdings" style:font-family-complex="Wingdings" style:font-family-generic-complex="system" style:font-pitch-complex="variable" style:font-size-complex="12pt" text:display="none"/>
    </style:style>
    <style:style style:name="Sampl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Stro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Typewriter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Wingdings" style:font-family-complex="Wingdings" style:font-family-generic-complex="system" style:font-pitch-complex="variable" style:font-size-complex="12pt"/>
    </style:style>
    <style:style style:name="Variabl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Wingdings" style:font-family-complex="Wingdings" style:font-family-generic-complex="system" style:font-pitch-complex="variable" style:font-size-complex="12pt"/>
    </style:style>
    <style:style style:name="HTML_20_Markup" style:display-name="HTML Markup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ff0000"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 text:display="none"/>
    </style:style>
    <style:style style:name="Commen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(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(" style:num-format="a" style:num-letter-sync="true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(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(" style:num-format="1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(" style:num-format="1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04:01.226000000</meta:creation-date>
    <dc:title>StarWriter</dc:title>
    <dc:date>2019-05-29T10:12:00.218000000</dc:date>
    <meta:editing-duration>PT8M</meta:editing-duration>
    <meta:editing-cycles>1</meta:editing-cycles>
    <meta:document-statistic meta:table-count="0" meta:image-count="0" meta:object-count="0" meta:page-count="6" meta:paragraph-count="72" meta:word-count="1833" meta:character-count="11548" meta:non-whitespace-character-count="9665"/>
    <meta:generator>LibreOffice/6.0.3.2$Windows_X86_64 LibreOffice_project/8f48d515416608e3a835360314dac7e47fd0b821</meta:generator>
    <meta:user-defined meta:name="cdcategoria">15</meta:user-defined>
    <meta:user-defined meta:name="cddocumento">1327993</meta:user-defined>
    <meta:user-defined meta:name="cdimagem">4</meta:user-defined>
    <meta:user-defined meta:name="cdmodelo">713545</meta:user-defined>
    <meta:user-defined meta:name="cdprocesso" meta:value-type="string">0100080TL0000</meta:user-defined>
    <meta:user-defined meta:name="cdusucriacao" meta:value-type="string">F198648</meta:user-defined>
    <meta:user-defined meta:name="cdusuemedicao" meta:value-type="string">J075198</meta:user-defined>
    <meta:user-defined meta:name="deipemedicao" meta:value-type="string">172.16.10.99</meta:user-defined>
    <meta:user-defined meta:name="dtcriacaodoc" meta:value-type="string">13/04/2011</meta:user-defined>
    <meta:user-defined meta:name="dthrultalteracao" meta:value-type="string">29/04/2014 10:30:10</meta:user-defined>
    <meta:user-defined meta:name="flemitear" meta:value-type="string">N</meta:user-defined>
    <meta:user-defined meta:name="fltipo" meta:value-type="string">G</meta:user-defined>
    <meta:user-defined meta:name="imprimir_cabecalho" meta:value-type="string">Todas</meta:user-defined>
    <meta:user-defined meta:name="naoquebrarpaginaemtabelas" meta:value-type="string">N</meta:user-defined>
    <meta:user-defined meta:name="nmarquivo" meta:value-type="string">Inicial. Reintegração de Posse. Tutela. Defere. Dr. Odinei.</meta:user-defined>
    <meta:user-defined meta:name="nmmodelo" meta:value-type="string">unificação de penas com conversão de PSC em prisão</meta:user-defined>
    <meta:user-defined meta:name="numeroversao" meta:value-type="string">1.5.15-19</meta:user-defined>
    <meta:user-defined meta:name="nuprocesso" meta:value-type="string">001080005269</meta:user-defined>
    <meta:user-defined meta:name="nuprocessosemformatacao" meta:value-type="string">001080005269</meta:user-defined>
    <meta:user-defined meta:name="nurecurso" meta:value-type="string">000</meta:user-defined>
    <meta:user-defined meta:name="quantidade_paginas" meta:value-type="string">1</meta:user-defined>
    <meta:user-defined meta:name="sgmodelo" meta:value-type="string">???</meta:user-defined>
    <meta:user-defined meta:name="somenteleitura" meta:value-type="string">N</meta:user-defined>
    <meta:user-defined meta:name="ultimo_auto_salvamento" meta:value-type="string">29/04/2014 10:30:10</meta:user-defined>
    <meta:user-defined meta:name="ultimo_salvamento" meta:value-type="string">29/04/2014 10:30:10</meta:user-defined>
  </office:meta>
</office:document-meta>
</file>